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ee4a6" style:text-blinking="false" fo:background-color="transparent" style:font-size-asian="14pt" style:font-size-complex="14pt"/>
    </style:style>
    <style:style style:name="P2"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Times New Roman" fo:font-size="14pt" fo:font-style="normal" style:text-underline-style="none" fo:font-weight="normal" officeooo:rsid="001f35b4" officeooo:paragraph-rsid="001f35b4" style:text-blinking="false" fo:background-color="transparent" style:font-size-asian="14pt" style:font-size-complex="14pt"/>
    </style:style>
    <style:style style:name="T1" style:family="text">
      <style:text-properties officeooo:rsid="001c6828"/>
    </style:style>
    <style:style style:name="T2" style:family="text">
      <style:text-properties fo:font-style="italic" officeooo:rsid="001c6828"/>
    </style:style>
    <style:style style:name="T3" style:family="text">
      <style:text-properties officeooo:rsid="00212c3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Another use of this model is to apply it in a similar fashion to herbivores and levels of secondary metabolite levels in plants. <text:span text:style-name="T1">Previous studies, such as Carmona et al (2006), used a meta analysis on multiple data sets to measure different plant traits with herbivore resistance. Within this analysis, they found no correlation between herbivore susceptibility and secondary metabolite levels using a linear regression, but also did not implement the Jensen’s inequality into their system. If they were to implement the Jensen’s inequality to their data they may have found a correlation between secondary metabolite levels and its effects on herbivory. In another meta analysis by Wetzel et al (2016) they look at the relationship between secondary metabolite levels and nutrient levels using the Jensen’s inequality. The paper itself does not deal directly with agricultural pests, but instead is a large scale analysis using various studies in order to see if there is an overall average Jensen’s effect with secondary metabolites, herbivore performance, and growth. What they found is that for when the herbivore species </text:span><text:span text:style-name="T2">Heliothis virescens</text:span><text:span text:style-name="T1"> is exposed to defence chemicals there is a mixture of results where we see positive/negative Jensen effects alongside null Jensen effects. While there is a lot of variation in the Jensen effects, the typical response is similar to a negative linear regression. When the herbivore species </text:span><text:span text:style-name="T2">Helicoverpa zea</text:span><text:span text:style-name="T1"> is analyzed with respect to nutrient levels there is a negative Jensen effect across the spectrum indicating that there is an optimal nutrient level for the growth of the herbivore while each side of that optimum is a sharp decline in growth for the herbivore (see Fig. 2b). </text:span></text:p>
      <text:p text:style-name="P1"/>
      <text:p text:style-name="P2">In the study by Carmona et al (2006), they looked at the effect of secondary metabolite concentrations and <text:span text:style-name="T3">herbovore resistance and found no relationship. However, when Wetzel et al investigated </text:span></text:p>
      <text:p text:style-name="P1"/>
      <text:p text:style-name="P1"/>
      <text:p text:style-name="P1"><text:span text:style-name="T1">Both of these examples were previously found to be linear models, but when the Jensen inequality is applied we see that there is considerable variation and changes in the behavior of the species in response to differing levels of both defence chemicals and nutrient levels. </text:span></text:p>
      <text:p text:style-name="P1"/>
      <text:p text:style-name="P1"><text:span text:style-name="T1">Between these two papers there is an obvious bias towards the Wetzel et al (2016) paper which used the Jensen inequality in their meta analysis yielding very surprising and informative results which are indicative of the complex relationships between them. </text:span></text:p>
      <text:p text:style-name="P1"/>
      <text:p text:style-name="P1"><text:span text:style-name="T1">The use of the Jensen inequality is not just limited to use in herbivore interactions with plants but also has many different applications outside of this ecological intera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Rigby</meta:initial-creator>
    <meta:creation-date>2018-03-13T14:14:16.636997405</meta:creation-date>
    <dc:date>2018-03-13T16:44:02.614048000</dc:date>
    <dc:creator>Justin Rigby</dc:creator>
    <meta:editing-duration>PT39M19S</meta:editing-duration>
    <meta:editing-cycles>1</meta:editing-cycles>
    <meta:document-statistic meta:table-count="0" meta:image-count="0" meta:object-count="0" meta:page-count="1" meta:paragraph-count="5" meta:word-count="417" meta:character-count="2629" meta:non-whitespace-character-count="2213"/>
    <meta:generator>LibreOffice/5.1.6.2$Linux_X86_64 LibreOffice_project/10m0$Build-2</meta:generator>
  </office:meta>
</office:document-meta>
</file>